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21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5in" svg:x="0in" svg:y="0in">
            <draw:object draw:notify-on-update-of-ranges="Sheet1.E32:Sheet1.E32 Sheet1.H32:Sheet1.H37 Sheet1.F32:Sheet1.F37 Sheet1.E38:Sheet1.E38 Sheet1.H38:Sheet1.H43 Sheet1.F32:Sheet1.F37 Sheet1.E44:Sheet1.E44 Sheet1.H44:Sheet1.H49 Sheet1.F32:Sheet1.F37 Sheet1.E50:Sheet1.E50 Sheet1.H50:Sheet1.H55 Sheet1.F32:Sheet1.F37 Sheet1.E56:Sheet1.E56 Sheet1.H56:Sheet1.H61 Sheet1.F32:Sheet1.F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OHD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OUT_TIME</text:p>
          </table:table-cell>
          <table:table-cell office:value-type="string" calcext:value-type="string">
            <text:p>IN_COUNT</text:p>
          </table:table-cell>
          <table:table-cell office:value-type="string" calcext:value-type="string">
            <text:p>LOCK_MOD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hroughput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401.633331" calcext:value-type="float">
            <text:p>401.6333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] / [.C2]" office:value-type="float" office:value="326.347416619165" calcext:value-type="float">
            <text:p>326.3474166192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62.358337" calcext:value-type="float">
            <text:p>362.358337</text:p>
          </table:table-cell>
          <table:table-cell office:value-type="float" office:value="131074" calcext:value-type="float">
            <text:p>13107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3] / [.C3]" office:value-type="float" office:value="361.724808335236" calcext:value-type="float">
            <text:p>361.7248083352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253.748657" calcext:value-type="float">
            <text:p>253.748657</text:p>
          </table:table-cell>
          <table:table-cell office:value-type="float" office:value="131076" calcext:value-type="float">
            <text:p>1310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4] / [.C4]" office:value-type="float" office:value="516.558398967211" calcext:value-type="float">
            <text:p>516.5583989672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75.93866" calcext:value-type="float">
            <text:p>375.93866</text:p>
          </table:table-cell>
          <table:table-cell office:value-type="float" office:value="131078" calcext:value-type="float">
            <text:p>13107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5] / [.C5]" office:value-type="float" office:value="348.668583326865" calcext:value-type="float">
            <text:p>348.6685833269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599.651672" calcext:value-type="float">
            <text:p>599.651672</text:p>
          </table:table-cell>
          <table:table-cell office:value-type="float" office:value="131080" calcext:value-type="float">
            <text:p>13108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6] / [.C6]" office:value-type="float" office:value="218.593570435338" calcext:value-type="float">
            <text:p>218.5935704353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071.458252" calcext:value-type="float">
            <text:p>1071.458252</text:p>
          </table:table-cell>
          <table:table-cell office:value-type="float" office:value="131082" calcext:value-type="float">
            <text:p>13108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7] / [.C7]" office:value-type="float" office:value="122.339810958869" calcext:value-type="float">
            <text:p>122.3398109589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89.215027" calcext:value-type="float">
            <text:p>389.215027</text:p>
          </table:table-cell>
          <table:table-cell office:value-type="float" office:value="131084" calcext:value-type="float">
            <text:p>13108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8] / [.C8]" office:value-type="float" office:value="336.79069641882" calcext:value-type="float">
            <text:p>336.7906964188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64.070343" calcext:value-type="float">
            <text:p>364.070343</text:p>
          </table:table-cell>
          <table:table-cell office:value-type="float" office:value="131086" calcext:value-type="float">
            <text:p>13108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9] / [.C9]" office:value-type="float" office:value="360.056792651194" calcext:value-type="float">
            <text:p>360.0567926512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268.243347" calcext:value-type="float">
            <text:p>268.243347</text:p>
          </table:table-cell>
          <table:table-cell office:value-type="float" office:value="131088" calcext:value-type="float">
            <text:p>13108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0] / [.C10]" office:value-type="float" office:value="488.69059183041" calcext:value-type="float">
            <text:p>488.6905918304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66.087006" calcext:value-type="float">
            <text:p>366.087006</text:p>
          </table:table-cell>
          <table:table-cell office:value-type="float" office:value="131090" calcext:value-type="float">
            <text:p>13109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1] / [.C11]" office:value-type="float" office:value="358.084274643717" calcext:value-type="float">
            <text:p>358.0842746437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618.659973" calcext:value-type="float">
            <text:p>618.659973</text:p>
          </table:table-cell>
          <table:table-cell office:value-type="float" office:value="131092" calcext:value-type="float">
            <text:p>13109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2] / [.C12]" office:value-type="float" office:value="211.896689168866" calcext:value-type="float">
            <text:p>211.8966891689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056.950684" calcext:value-type="float">
            <text:p>1056.950684</text:p>
          </table:table-cell>
          <table:table-cell office:value-type="float" office:value="131094" calcext:value-type="float">
            <text:p>13109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3] / [.C13]" office:value-type="float" office:value="124.030384751613" calcext:value-type="float">
            <text:p>124.0303847516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78.499664" calcext:value-type="float">
            <text:p>378.499664</text:p>
          </table:table-cell>
          <table:table-cell office:value-type="float" office:value="131096" calcext:value-type="float">
            <text:p>13109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4] / [.C14]" office:value-type="float" office:value="346.356978536182" calcext:value-type="float">
            <text:p>346.3569785362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28.561005" calcext:value-type="float">
            <text:p>328.561005</text:p>
          </table:table-cell>
          <table:table-cell office:value-type="float" office:value="131098" calcext:value-type="float">
            <text:p>13109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5] / [.C15]" office:value-type="float" office:value="399.006571093243" calcext:value-type="float">
            <text:p>399.0065710932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265.807678" calcext:value-type="float">
            <text:p>265.807678</text:p>
          </table:table-cell>
          <table:table-cell office:value-type="float" office:value="131100" calcext:value-type="float">
            <text:p>131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6] / [.C16]" office:value-type="float" office:value="493.213743810666" calcext:value-type="float">
            <text:p>493.2137438107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67.851013" calcext:value-type="float">
            <text:p>367.851013</text:p>
          </table:table-cell>
          <table:table-cell office:value-type="float" office:value="131102" calcext:value-type="float">
            <text:p>13110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7] / [.C17]" office:value-type="float" office:value="356.399725342064" calcext:value-type="float">
            <text:p>356.3997253421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614.619019" calcext:value-type="float">
            <text:p>614.619019</text:p>
          </table:table-cell>
          <table:table-cell office:value-type="float" office:value="131104" calcext:value-type="float">
            <text:p>13110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8] / [.C18]" office:value-type="float" office:value="213.309376942662" calcext:value-type="float">
            <text:p>213.3093769427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073.309326" calcext:value-type="float">
            <text:p>1073.309326</text:p>
          </table:table-cell>
          <table:table-cell office:value-type="float" office:value="131106" calcext:value-type="float">
            <text:p>131106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19] / [.C19]" office:value-type="float" office:value="122.151179370261" calcext:value-type="float">
            <text:p>122.1511793703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425.945343" calcext:value-type="float">
            <text:p>425.945343</text:p>
          </table:table-cell>
          <table:table-cell office:value-type="float" office:value="131108" calcext:value-type="float">
            <text:p>13110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0] / [.C20]" office:value-type="float" office:value="307.804750432499" calcext:value-type="float">
            <text:p>307.8047504325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29.001678" calcext:value-type="float">
            <text:p>329.001678</text:p>
          </table:table-cell>
          <table:table-cell office:value-type="float" office:value="131110" calcext:value-type="float">
            <text:p>1311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1] / [.C21]" office:value-type="float" office:value="398.508605782856" calcext:value-type="float">
            <text:p>398.5086057829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255.093323" calcext:value-type="float">
            <text:p>255.093323</text:p>
          </table:table-cell>
          <table:table-cell office:value-type="float" office:value="131112" calcext:value-type="float">
            <text:p>13111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2] / [.C22]" office:value-type="float" office:value="513.976604554248" calcext:value-type="float">
            <text:p>513.9766045542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65.231018" calcext:value-type="float">
            <text:p>365.231018</text:p>
          </table:table-cell>
          <table:table-cell office:value-type="float" office:value="131114" calcext:value-type="float">
            <text:p>13111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3] / [.C23]" office:value-type="float" office:value="358.989224732276" calcext:value-type="float">
            <text:p>358.9892247323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606.690674" calcext:value-type="float">
            <text:p>606.690674</text:p>
          </table:table-cell>
          <table:table-cell office:value-type="float" office:value="131116" calcext:value-type="float">
            <text:p>1311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4] / [.C24]" office:value-type="float" office:value="216.116722440339" calcext:value-type="float">
            <text:p>216.1167224403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054.112061" calcext:value-type="float">
            <text:p>1054.112061</text:p>
          </table:table-cell>
          <table:table-cell office:value-type="float" office:value="131118" calcext:value-type="float">
            <text:p>131118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5] / [.C25]" office:value-type="float" office:value="124.387154697398" calcext:value-type="float">
            <text:p>124.3871546974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61.402344" calcext:value-type="float">
            <text:p>361.402344</text:p>
          </table:table-cell>
          <table:table-cell office:value-type="float" office:value="131120" calcext:value-type="float">
            <text:p>1311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6] / [.C26]" office:value-type="float" office:value="362.808936291791" calcext:value-type="float">
            <text:p>362.8089362918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42.100342" calcext:value-type="float">
            <text:p>342.100342</text:p>
          </table:table-cell>
          <table:table-cell office:value-type="float" office:value="131122" calcext:value-type="float">
            <text:p>13112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7] / [.C27]" office:value-type="float" office:value="383.285205835895" calcext:value-type="float">
            <text:p>383.2852058359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258.451996" calcext:value-type="float">
            <text:p>258.451996</text:p>
          </table:table-cell>
          <table:table-cell office:value-type="float" office:value="131124" calcext:value-type="float">
            <text:p>1311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8] / [.C28]" office:value-type="float" office:value="507.343731251354" calcext:value-type="float">
            <text:p>507.3437312514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77.713654" calcext:value-type="float">
            <text:p>377.713654</text:p>
          </table:table-cell>
          <table:table-cell office:value-type="float" office:value="131126" calcext:value-type="float">
            <text:p>131126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29] / [.C29]" office:value-type="float" office:value="347.157161546508" calcext:value-type="float">
            <text:p>347.1571615465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603.245667" calcext:value-type="float">
            <text:p>603.245667</text:p>
          </table:table-cell>
          <table:table-cell office:value-type="float" office:value="131128" calcext:value-type="float">
            <text:p>131128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30] / [.C30]" office:value-type="float" office:value="217.370811218773" calcext:value-type="float">
            <text:p>217.3708112188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078.810669" calcext:value-type="float">
            <text:p>1078.810669</text:p>
          </table:table-cell>
          <table:table-cell office:value-type="float" office:value="131130" calcext:value-type="float">
            <text:p>13113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D31] / [.C31]" office:value-type="float" office:value="121.550522040675" calcext:value-type="float">
            <text:p>121.55052204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299.583008" calcext:value-type="float">
            <text:p>299.583008</text:p>
          </table:table-cell>
          <table:table-cell office:value-type="float" office:value="131073" calcext:value-type="float">
            <text:p>131073</text:p>
          </table:table-cell>
          <table:table-cell office:value-type="string" calcext:value-type="string">
            <text:p>TA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 [.I32] / [.I2]" office:value-type="float" office:value="1.34065145383392" calcext:value-type="float">
            <text:p>1.3406514538</text:p>
          </table:table-cell>
          <table:table-cell table:formula="of:= [.D32] / [.C32]" office:value-type="float" office:value="437.518138545428" calcext:value-type="float">
            <text:p>437.51813854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33.998657" calcext:value-type="float">
            <text:p>333.998657</text:p>
          </table:table-cell>
          <table:table-cell office:value-type="float" office:value="131075" calcext:value-type="float">
            <text:p>131075</text:p>
          </table:table-cell>
          <table:table-cell office:value-type="string" calcext:value-type="string">
            <text:p>TA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 [.I33] / [.I3]" office:value-type="float" office:value="1.08491784005147" calcext:value-type="float">
            <text:p>1.0849178401</text:p>
          </table:table-cell>
          <table:table-cell table:formula="of:= [.D33] / [.C33]" office:value-type="float" office:value="392.441697752096" calcext:value-type="float">
            <text:p>392.44169775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90.919647" calcext:value-type="float">
            <text:p>390.919647</text:p>
          </table:table-cell>
          <table:table-cell office:value-type="float" office:value="131077" calcext:value-type="float">
            <text:p>131077</text:p>
          </table:table-cell>
          <table:table-cell office:value-type="string" calcext:value-type="string">
            <text:p>TA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 [.I34] / [.I4]" office:value-type="float" office:value="0.649111895083486" calcext:value-type="float">
            <text:p>0.6491118951</text:p>
          </table:table-cell>
          <table:table-cell table:formula="of:= [.D34] / [.C34]" office:value-type="float" office:value="335.304201274898" calcext:value-type="float">
            <text:p>335.3042012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481.255676" calcext:value-type="float">
            <text:p>481.255676</text:p>
          </table:table-cell>
          <table:table-cell office:value-type="float" office:value="131079" calcext:value-type="float">
            <text:p>131079</text:p>
          </table:table-cell>
          <table:table-cell office:value-type="string" calcext:value-type="string">
            <text:p>TAS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 [.I35] / [.I5]" office:value-type="float" office:value="0.781167987830792" calcext:value-type="float">
            <text:p>0.7811679878</text:p>
          </table:table-cell>
          <table:table-cell table:formula="of:= [.D35] / [.C35]" office:value-type="float" office:value="272.36873565726" calcext:value-type="float">
            <text:p>272.36873565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722.754395" calcext:value-type="float">
            <text:p>722.754395</text:p>
          </table:table-cell>
          <table:table-cell office:value-type="float" office:value="131081" calcext:value-type="float">
            <text:p>131081</text:p>
          </table:table-cell>
          <table:table-cell office:value-type="string" calcext:value-type="string">
            <text:p>TAS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 [.I36] / [.I6]" office:value-type="float" office:value="0.82968190971702" calcext:value-type="float">
            <text:p>0.8296819097</text:p>
          </table:table-cell>
          <table:table-cell table:formula="of:= [.D36] / [.C36]" office:value-type="float" office:value="181.363130970653" calcext:value-type="float">
            <text:p>181.3631309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152.973633" calcext:value-type="float">
            <text:p>1152.973633</text:p>
          </table:table-cell>
          <table:table-cell office:value-type="float" office:value="131083" calcext:value-type="float">
            <text:p>131083</text:p>
          </table:table-cell>
          <table:table-cell office:value-type="string" calcext:value-type="string">
            <text:p>TAS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 [.I37] / [.I7]" office:value-type="float" office:value="0.929306963565319" calcext:value-type="float">
            <text:p>0.9293069636</text:p>
          </table:table-cell>
          <table:table-cell table:formula="of:= [.D37] / [.C37]" office:value-type="float" office:value="113.691238245342" calcext:value-type="float">
            <text:p>113.691238245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06.115662" calcext:value-type="float">
            <text:p>306.115662</text:p>
          </table:table-cell>
          <table:table-cell office:value-type="float" office:value="131085" calcext:value-type="float">
            <text:p>131085</text:p>
          </table:table-cell>
          <table:table-cell office:value-type="string" calcext:value-type="string">
            <text:p>backoff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 [.I38] / [.I8]" office:value-type="float" office:value="1.27147364385152" calcext:value-type="float">
            <text:p>1.2714736439</text:p>
          </table:table-cell>
          <table:table-cell table:formula="of:= [.D38] / [.C38]" office:value-type="float" office:value="428.220493990928" calcext:value-type="float">
            <text:p>428.220493990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07.737671" calcext:value-type="float">
            <text:p>307.737671</text:p>
          </table:table-cell>
          <table:table-cell office:value-type="float" office:value="131087" calcext:value-type="float">
            <text:p>131087</text:p>
          </table:table-cell>
          <table:table-cell office:value-type="string" calcext:value-type="string">
            <text:p>backoff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 [.I39] / [.I9]" office:value-type="float" office:value="1.1830632212058" calcext:value-type="float">
            <text:p>1.1830632212</text:p>
          </table:table-cell>
          <table:table-cell table:formula="of:= [.D39] / [.C39]" office:value-type="float" office:value="425.969948930952" calcext:value-type="float">
            <text:p>425.96994893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404.283997" calcext:value-type="float">
            <text:p>404.283997</text:p>
          </table:table-cell>
          <table:table-cell office:value-type="float" office:value="131089" calcext:value-type="float">
            <text:p>131089</text:p>
          </table:table-cell>
          <table:table-cell office:value-type="string" calcext:value-type="string">
            <text:p>backoff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 [.I40] / [.I10]" office:value-type="float" office:value="0.663507324739678" calcext:value-type="float">
            <text:p>0.6635073247</text:p>
          </table:table-cell>
          <table:table-cell table:formula="of:= [.D40] / [.C40]" office:value-type="float" office:value="324.249787210845" calcext:value-type="float">
            <text:p>324.249787210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494.026367" calcext:value-type="float">
            <text:p>494.026367</text:p>
          </table:table-cell>
          <table:table-cell office:value-type="float" office:value="131091" calcext:value-type="float">
            <text:p>131091</text:p>
          </table:table-cell>
          <table:table-cell office:value-type="string" calcext:value-type="string">
            <text:p>backoff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 [.I41] / [.I11]" office:value-type="float" office:value="0.74103291462314" calcext:value-type="float">
            <text:p>0.7410329146</text:p>
          </table:table-cell>
          <table:table-cell table:formula="of:= [.D41] / [.C41]" office:value-type="float" office:value="265.352233719946" calcext:value-type="float">
            <text:p>265.352233719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725.478638" calcext:value-type="float">
            <text:p>725.478638</text:p>
          </table:table-cell>
          <table:table-cell office:value-type="float" office:value="131093" calcext:value-type="float">
            <text:p>131093</text:p>
          </table:table-cell>
          <table:table-cell office:value-type="string" calcext:value-type="string">
            <text:p>backoff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 [.I42] / [.I12]" office:value-type="float" office:value="0.852767621092807" calcext:value-type="float">
            <text:p>0.8527676211</text:p>
          </table:table-cell>
          <table:table-cell table:formula="of:= [.D42] / [.C42]" office:value-type="float" office:value="180.698635539976" calcext:value-type="float">
            <text:p>180.6986355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166.669922" calcext:value-type="float">
            <text:p>1166.669922</text:p>
          </table:table-cell>
          <table:table-cell office:value-type="float" office:value="131095" calcext:value-type="float">
            <text:p>131095</text:p>
          </table:table-cell>
          <table:table-cell office:value-type="string" calcext:value-type="string">
            <text:p>backoff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 [.I43] / [.I13]" office:value-type="float" office:value="0.905962111998716" calcext:value-type="float">
            <text:p>0.905962112</text:p>
          </table:table-cell>
          <table:table-cell table:formula="of:= [.D43] / [.C43]" office:value-type="float" office:value="112.366829321584" calcext:value-type="float">
            <text:p>112.36682932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32.870667" calcext:value-type="float">
            <text:p>332.870667</text:p>
          </table:table-cell>
          <table:table-cell office:value-type="float" office:value="131097" calcext:value-type="float">
            <text:p>131097</text:p>
          </table:table-cell>
          <table:table-cell office:value-type="string" calcext:value-type="string">
            <text:p>mutex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 [.I44] / [.I14]" office:value-type="float" office:value="1.1370859277144" calcext:value-type="float">
            <text:p>1.1370859277</text:p>
          </table:table-cell>
          <table:table-cell table:formula="of:= [.D44] / [.C44]" office:value-type="float" office:value="393.83764625917" calcext:value-type="float">
            <text:p>393.837646259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290.529327" calcext:value-type="float">
            <text:p>290.529327</text:p>
          </table:table-cell>
          <table:table-cell office:value-type="float" office:value="131099" calcext:value-type="float">
            <text:p>131099</text:p>
          </table:table-cell>
          <table:table-cell office:value-type="string" calcext:value-type="string">
            <text:p>mutex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 [.I45] / [.I15]" office:value-type="float" office:value="1.13091340766569" calcext:value-type="float">
            <text:p>1.1309134077</text:p>
          </table:table-cell>
          <table:table-cell table:formula="of:= [.D45] / [.C45]" office:value-type="float" office:value="451.241880996062" calcext:value-type="float">
            <text:p>451.24188099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73.190643" calcext:value-type="float">
            <text:p>373.190643</text:p>
          </table:table-cell>
          <table:table-cell office:value-type="float" office:value="131101" calcext:value-type="float">
            <text:p>131101</text:p>
          </table:table-cell>
          <table:table-cell office:value-type="string" calcext:value-type="string">
            <text:p>mutex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 [.I46] / [.I16]" office:value-type="float" office:value="0.712262513823317" calcext:value-type="float">
            <text:p>0.7122625138</text:p>
          </table:table-cell>
          <table:table-cell table:formula="of:= [.D46] / [.C46]" office:value-type="float" office:value="351.297661018795" calcext:value-type="float">
            <text:p>351.297661018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462.35965" calcext:value-type="float">
            <text:p>462.35965</text:p>
          </table:table-cell>
          <table:table-cell office:value-type="float" office:value="131103" calcext:value-type="float">
            <text:p>131103</text:p>
          </table:table-cell>
          <table:table-cell office:value-type="string" calcext:value-type="string">
            <text:p>mutex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 [.I47] / [.I17]" office:value-type="float" office:value="0.795601040960866" calcext:value-type="float">
            <text:p>0.795601041</text:p>
          </table:table-cell>
          <table:table-cell table:formula="of:= [.D47] / [.C47]" office:value-type="float" office:value="283.551992480313" calcext:value-type="float">
            <text:p>283.551992480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714.939331" calcext:value-type="float">
            <text:p>714.939331</text:p>
          </table:table-cell>
          <table:table-cell office:value-type="float" office:value="131105" calcext:value-type="float">
            <text:p>131105</text:p>
          </table:table-cell>
          <table:table-cell office:value-type="string" calcext:value-type="string">
            <text:p>mutex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 [.I48] / [.I18]" office:value-type="float" office:value="0.859686522165116" calcext:value-type="float">
            <text:p>0.8596865222</text:p>
          </table:table-cell>
          <table:table-cell table:formula="of:= [.D48] / [.C48]" office:value-type="float" office:value="183.379196409045" calcext:value-type="float">
            <text:p>183.37919640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148.001953" calcext:value-type="float">
            <text:p>1148.001953</text:p>
          </table:table-cell>
          <table:table-cell office:value-type="float" office:value="131107" calcext:value-type="float">
            <text:p>131107</text:p>
          </table:table-cell>
          <table:table-cell office:value-type="string" calcext:value-type="string">
            <text:p>mutex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 [.I49] / [.I19]" office:value-type="float" office:value="0.934943977901673" calcext:value-type="float">
            <text:p>0.9349439779</text:p>
          </table:table-cell>
          <table:table-cell table:formula="of:= [.D49] / [.C49]" office:value-type="float" office:value="114.204509545813" calcext:value-type="float">
            <text:p>114.2045095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28.322021" calcext:value-type="float">
            <text:p>328.322021</text:p>
          </table:table-cell>
          <table:table-cell office:value-type="float" office:value="131109" calcext:value-type="float">
            <text:p>131109</text:p>
          </table:table-cell>
          <table:table-cell office:value-type="string" calcext:value-type="string">
            <text:p>Anderso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 [.I50] / [.I20]" office:value-type="float" office:value="1.29735005442342" calcext:value-type="float">
            <text:p>1.2973500544</text:p>
          </table:table-cell>
          <table:table-cell table:formula="of:= [.D50] / [.C50]" office:value-type="float" office:value="399.330509725389" calcext:value-type="float">
            <text:p>399.33050972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276.42868" calcext:value-type="float">
            <text:p>276.42868</text:p>
          </table:table-cell>
          <table:table-cell office:value-type="float" office:value="131111" calcext:value-type="float">
            <text:p>131111</text:p>
          </table:table-cell>
          <table:table-cell office:value-type="string" calcext:value-type="string">
            <text:p>Anderson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 [.I51] / [.I21]" office:value-type="float" office:value="1.19019555914422" calcext:value-type="float">
            <text:p>1.1901955591</text:p>
          </table:table-cell>
          <table:table-cell table:formula="of:= [.D51] / [.C51]" office:value-type="float" office:value="474.303172883508" calcext:value-type="float">
            <text:p>474.3031728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290.133331" calcext:value-type="float">
            <text:p>290.133331</text:p>
          </table:table-cell>
          <table:table-cell office:value-type="float" office:value="131113" calcext:value-type="float">
            <text:p>131113</text:p>
          </table:table-cell>
          <table:table-cell office:value-type="string" calcext:value-type="string">
            <text:p>Anderson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 [.I52] / [.I22]" office:value-type="float" office:value="0.879234618561799" calcext:value-type="float">
            <text:p>0.8792346186</text:p>
          </table:table-cell>
          <table:table-cell table:formula="of:= [.D52] / [.C52]" office:value-type="float" office:value="451.906023854943" calcext:value-type="float">
            <text:p>451.90602385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98.059692" calcext:value-type="float">
            <text:p>398.059692</text:p>
          </table:table-cell>
          <table:table-cell office:value-type="float" office:value="131115" calcext:value-type="float">
            <text:p>131115</text:p>
          </table:table-cell>
          <table:table-cell office:value-type="string" calcext:value-type="string">
            <text:p>Anderson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 [.I53] / [.I23]" office:value-type="float" office:value="0.917535261517836" calcext:value-type="float">
            <text:p>0.9175352615</text:p>
          </table:table-cell>
          <table:table-cell table:formula="of:= [.D53] / [.C53]" office:value-type="float" office:value="329.385272196814" calcext:value-type="float">
            <text:p>329.3852721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616.391357" calcext:value-type="float">
            <text:p>616.391357</text:p>
          </table:table-cell>
          <table:table-cell office:value-type="float" office:value="131117" calcext:value-type="float">
            <text:p>131117</text:p>
          </table:table-cell>
          <table:table-cell office:value-type="string" calcext:value-type="string">
            <text:p>Anderson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 [.I54] / [.I24]" office:value-type="float" office:value="0.984269643367523" calcext:value-type="float">
            <text:p>0.9842696434</text:p>
          </table:table-cell>
          <table:table-cell table:formula="of:= [.D54] / [.C54]" office:value-type="float" office:value="212.71712932211" calcext:value-type="float">
            <text:p>212.7171293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064.253052" calcext:value-type="float">
            <text:p>1064.253052</text:p>
          </table:table-cell>
          <table:table-cell office:value-type="float" office:value="131119" calcext:value-type="float">
            <text:p>131119</text:p>
          </table:table-cell>
          <table:table-cell office:value-type="string" calcext:value-type="string">
            <text:p>Anderson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 [.I55] / [.I25]" office:value-type="float" office:value="0.990478813694155" calcext:value-type="float">
            <text:p>0.9904788137</text:p>
          </table:table-cell>
          <table:table-cell table:formula="of:= [.D55] / [.C55]" office:value-type="float" office:value="123.20284142347" calcext:value-type="float">
            <text:p>123.2028414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18.403992" calcext:value-type="float">
            <text:p>318.403992</text:p>
          </table:table-cell>
          <table:table-cell office:value-type="float" office:value="131121" calcext:value-type="float">
            <text:p>131121</text:p>
          </table:table-cell>
          <table:table-cell office:value-type="string" calcext:value-type="string">
            <text:p>CLH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 [.I56] / [.I26]" office:value-type="float" office:value="1.13505203876869" calcext:value-type="float">
            <text:p>1.1350520388</text:p>
          </table:table-cell>
          <table:table-cell table:formula="of:= [.D56] / [.C56]" office:value-type="float" office:value="411.807022821498" calcext:value-type="float">
            <text:p>411.8070228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09.868652" calcext:value-type="float">
            <text:p>309.868652</text:p>
          </table:table-cell>
          <table:table-cell office:value-type="float" office:value="131123" calcext:value-type="float">
            <text:p>131123</text:p>
          </table:table-cell>
          <table:table-cell office:value-type="string" calcext:value-type="string">
            <text:p>CLH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 [.I57] / [.I27]" office:value-type="float" office:value="1.10402568577093" calcext:value-type="float">
            <text:p>1.1040256858</text:p>
          </table:table-cell>
          <table:table-cell table:formula="of:= [.D57] / [.C57]" office:value-type="float" office:value="423.156712218828" calcext:value-type="float">
            <text:p>423.15671221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308.425323" calcext:value-type="float">
            <text:p>308.425323</text:p>
          </table:table-cell>
          <table:table-cell office:value-type="float" office:value="131125" calcext:value-type="float">
            <text:p>131125</text:p>
          </table:table-cell>
          <table:table-cell office:value-type="string" calcext:value-type="string">
            <text:p>CLH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 [.I58] / [.I28]" office:value-type="float" office:value="0.837979075571149" calcext:value-type="float">
            <text:p>0.8379790756</text:p>
          </table:table-cell>
          <table:table-cell table:formula="of:= [.D58] / [.C58]" office:value-type="float" office:value="425.143430910827" calcext:value-type="float">
            <text:p>425.14343091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412.262024" calcext:value-type="float">
            <text:p>412.262024</text:p>
          </table:table-cell>
          <table:table-cell office:value-type="float" office:value="131127" calcext:value-type="float">
            <text:p>131127</text:p>
          </table:table-cell>
          <table:table-cell office:value-type="string" calcext:value-type="string">
            <text:p>CLH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 [.I59] / [.I29]" office:value-type="float" office:value="0.91620501659338" calcext:value-type="float">
            <text:p>0.9162050166</text:p>
          </table:table-cell>
          <table:table-cell table:formula="of:= [.D59] / [.C59]" office:value-type="float" office:value="318.067132955229" calcext:value-type="float">
            <text:p>318.0671329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654.683044" calcext:value-type="float">
            <text:p>654.683044</text:p>
          </table:table-cell>
          <table:table-cell office:value-type="float" office:value="131129" calcext:value-type="float">
            <text:p>131129</text:p>
          </table:table-cell>
          <table:table-cell office:value-type="string" calcext:value-type="string">
            <text:p>CLH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 [.I60] / [.I30]" office:value-type="float" office:value="0.921438660986118" calcext:value-type="float">
            <text:p>0.921438661</text:p>
          </table:table-cell>
          <table:table-cell table:formula="of:= [.D60] / [.C60]" office:value-type="float" office:value="200.293869226893" calcext:value-type="float">
            <text:p>200.29386922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ET_1</text:p>
          </table:table-cell>
          <table:table-cell office:value-type="float" office:value="1096.216675" calcext:value-type="float">
            <text:p>1096.216675</text:p>
          </table:table-cell>
          <table:table-cell office:value-type="float" office:value="131131" calcext:value-type="float">
            <text:p>131131</text:p>
          </table:table-cell>
          <table:table-cell office:value-type="string" calcext:value-type="string">
            <text:p>CLH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 [.I61] / [.I31]" office:value-type="float" office:value="0.984129251666161" calcext:value-type="float">
            <text:p>0.9841292517</text:p>
          </table:table-cell>
          <table:table-cell table:formula="of:= [.D61] / [.C61]" office:value-type="float" office:value="119.621424295521" calcext:value-type="float">
            <text:p>119.6214242955</text:p>
          </table:table-cell>
        </table:table-row>
        <table:table-row table:style-name="ro1" table:number-rows-repeated="10485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G1048576">
          <table:sort>
            <table:sort-by table:field-number="6" table:data-type="automatic"/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21:00:08.477423104</dc:date>
    <dc:creator>Minke Zhang</dc:creator>
    <meta:generator>LibreOffice/4.1.3.2$Linux_X86_64 LibreOffice_project/410m0$Build-2</meta:generator>
    <meta:editing-duration>PT9M39S</meta:editing-duration>
    <meta:editing-cycles>8</meta:editing-cycles>
    <meta:document-statistic meta:table-count="1" meta:cell-count="5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002cm" svg:y="0.39cm" chart:style-name="ch2">
          <text:p>Performance Ratio vs. Work</text:p>
        </chart:title>
        <chart:legend chart:legend-position="end" svg:x="14.982cm" svg:y="5.055cm" style:legend-expansion="high" chart:style-name="ch3"/>
        <chart:plot-area chart:style-name="ch4" table:cell-range-address="Sheet1.F32:Sheet1.F37 Sheet1.E32:Sheet1.E32 Sheet1.H32:Sheet1.H61 Sheet1.E38:Sheet1.E38 Sheet1.E44:Sheet1.E44 Sheet1.E50:Sheet1.E50 Sheet1.E56:Sheet1.E56" chart:data-source-has-labels="row" svg:x="1.366cm" svg:y="1.957cm" svg:width="12.906cm" svg:height="9.509cm">
          <chartooo:coordinate-region svg:x="2.093cm" svg:y="2.156cm" svg:width="11.807cm" svg:height="8.663cm"/>
          <chart:axis chart:dimension="x" chart:name="primary-x" chart:style-name="ch5">
            <chart:title svg:x="7.418cm" svg:y="11.72cm" chart:style-name="ch6">
              <text:p>work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8.038cm" chart:style-name="ch9">
              <text:p>performance ratio</text:p>
            </chart:title>
            <chart:grid chart:style-name="ch7" chart:class="major"/>
          </chart:axis>
          <chart:series chart:style-name="ch10" chart:values-cell-range-address="Sheet1.H32:Sheet1.H37" chart:label-cell-address="Sheet1.E32:Sheet1.E32" chart:class="chart:scatter">
            <chart:domain table:cell-range-address="Sheet1.F32:Sheet1.F37"/>
            <chart:data-point chart:repeated="6"/>
          </chart:series>
          <chart:series chart:style-name="ch11" chart:values-cell-range-address="Sheet1.H38:Sheet1.H43" chart:label-cell-address="Sheet1.E38:Sheet1.E38" chart:class="chart:scatter">
            <chart:data-point chart:repeated="6"/>
          </chart:series>
          <chart:series chart:style-name="ch12" chart:values-cell-range-address="Sheet1.H44:Sheet1.H49" chart:label-cell-address="Sheet1.E44:Sheet1.E44" chart:class="chart:scatter">
            <chart:data-point chart:repeated="6"/>
          </chart:series>
          <chart:series chart:style-name="ch13" chart:values-cell-range-address="Sheet1.H50:Sheet1.H55" chart:label-cell-address="Sheet1.E50:Sheet1.E50" chart:class="chart:scatter">
            <chart:data-point chart:repeated="6"/>
          </chart:series>
          <chart:series chart:style-name="ch14" chart:values-cell-range-address="Sheet1.H56:Sheet1.H61" chart:label-cell-address="Sheet1.E56:Sheet1.E56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AS</text:p>
                <draw:g>
                  <svg:desc>Sheet1.E32:Sheet1.E32</svg:desc>
                </draw:g>
              </table:table-cell>
              <table:table-cell office:value-type="string">
                <text:p>backoff</text:p>
                <draw:g>
                  <svg:desc>Sheet1.E38:Sheet1.E38</svg:desc>
                </draw:g>
              </table:table-cell>
              <table:table-cell office:value-type="string">
                <text:p>mutex</text:p>
                <draw:g>
                  <svg:desc>Sheet1.E44:Sheet1.E44</svg:desc>
                </draw:g>
              </table:table-cell>
              <table:table-cell office:value-type="string">
                <text:p>Anderson</text:p>
                <draw:g>
                  <svg:desc>Sheet1.E50:Sheet1.E50</svg:desc>
                </draw:g>
              </table:table-cell>
              <table:table-cell office:value-type="string">
                <text:p>CLH</text:p>
                <draw:g>
                  <svg:desc>Sheet1.E56:Sheet1.E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F32:Sheet1.F37</svg:desc>
                </draw:g>
              </table:table-cell>
              <table:table-cell office:value-type="float" office:value="1.34065145383392">
                <text:p>1.34065145383392</text:p>
                <draw:g>
                  <svg:desc>Sheet1.H32:Sheet1.H37</svg:desc>
                </draw:g>
              </table:table-cell>
              <table:table-cell office:value-type="float" office:value="1.27147364385152">
                <text:p>1.27147364385152</text:p>
                <draw:g>
                  <svg:desc>Sheet1.H38:Sheet1.H43</svg:desc>
                </draw:g>
              </table:table-cell>
              <table:table-cell office:value-type="float" office:value="1.1370859277144">
                <text:p>1.1370859277144</text:p>
                <draw:g>
                  <svg:desc>Sheet1.H44:Sheet1.H49</svg:desc>
                </draw:g>
              </table:table-cell>
              <table:table-cell office:value-type="float" office:value="1.29735005442342">
                <text:p>1.29735005442342</text:p>
                <draw:g>
                  <svg:desc>Sheet1.H50:Sheet1.H55</svg:desc>
                </draw:g>
              </table:table-cell>
              <table:table-cell office:value-type="float" office:value="1.13505203876869">
                <text:p>1.13505203876869</text:p>
                <draw:g>
                  <svg:desc>Sheet1.H56:Sheet1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08491784005147">
                <text:p>1.08491784005147</text:p>
              </table:table-cell>
              <table:table-cell office:value-type="float" office:value="1.1830632212058">
                <text:p>1.1830632212058</text:p>
              </table:table-cell>
              <table:table-cell office:value-type="float" office:value="1.13091340766569">
                <text:p>1.13091340766569</text:p>
              </table:table-cell>
              <table:table-cell office:value-type="float" office:value="1.19019555914422">
                <text:p>1.19019555914422</text:p>
              </table:table-cell>
              <table:table-cell office:value-type="float" office:value="1.10402568577093">
                <text:p>1.10402568577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649111895083486">
                <text:p>0.649111895083486</text:p>
              </table:table-cell>
              <table:table-cell office:value-type="float" office:value="0.663507324739678">
                <text:p>0.663507324739678</text:p>
              </table:table-cell>
              <table:table-cell office:value-type="float" office:value="0.712262513823317">
                <text:p>0.712262513823317</text:p>
              </table:table-cell>
              <table:table-cell office:value-type="float" office:value="0.879234618561799">
                <text:p>0.879234618561799</text:p>
              </table:table-cell>
              <table:table-cell office:value-type="float" office:value="0.837979075571149">
                <text:p>0.837979075571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781167987830792">
                <text:p>0.781167987830792</text:p>
              </table:table-cell>
              <table:table-cell office:value-type="float" office:value="0.74103291462314">
                <text:p>0.74103291462314</text:p>
              </table:table-cell>
              <table:table-cell office:value-type="float" office:value="0.795601040960866">
                <text:p>0.795601040960866</text:p>
              </table:table-cell>
              <table:table-cell office:value-type="float" office:value="0.917535261517836">
                <text:p>0.917535261517836</text:p>
              </table:table-cell>
              <table:table-cell office:value-type="float" office:value="0.91620501659338">
                <text:p>0.91620501659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82968190971702">
                <text:p>0.82968190971702</text:p>
              </table:table-cell>
              <table:table-cell office:value-type="float" office:value="0.852767621092807">
                <text:p>0.852767621092807</text:p>
              </table:table-cell>
              <table:table-cell office:value-type="float" office:value="0.859686522165116">
                <text:p>0.859686522165116</text:p>
              </table:table-cell>
              <table:table-cell office:value-type="float" office:value="0.984269643367523">
                <text:p>0.984269643367523</text:p>
              </table:table-cell>
              <table:table-cell office:value-type="float" office:value="0.921438660986118">
                <text:p>0.921438660986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929306963565319">
                <text:p>0.929306963565319</text:p>
              </table:table-cell>
              <table:table-cell office:value-type="float" office:value="0.905962111998716">
                <text:p>0.905962111998716</text:p>
              </table:table-cell>
              <table:table-cell office:value-type="float" office:value="0.934943977901673">
                <text:p>0.934943977901673</text:p>
              </table:table-cell>
              <table:table-cell office:value-type="float" office:value="0.990478813694155">
                <text:p>0.990478813694155</text:p>
              </table:table-cell>
              <table:table-cell office:value-type="float" office:value="0.984129251666161">
                <text:p>0.984129251666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